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ktor-IPS Activities</text:p>
      <text:p text:style-name="Standard"/>
      <text:h text:style-name="Heading_20_1" text:outline-level="1">Activities</text:h>
      <text:p text:style-name="Standard"/>
      <text:h text:style-name="Heading_20_2" text:outline-level="2">Elemente einer Activity</text:h>
      <text:list text:style-name="L1">
        <text:list-item>
          <text:p text:style-name="P2">Activity</text:p>
        </text:list-item>
        <text:list-item>
          <text:p text:style-name="P2">Action</text:p>
          <text:list>
            <text:list-item>
              <text:p text:style-name="P2">Method Action</text:p>
            </text:list-item>
            <text:list-item>
              <text:p text:style-name="P2">Autonomous Action</text:p>
            </text:list-item>
          </text:list>
        </text:list-item>
        <text:list-item>
          <text:p text:style-name="P2">Condition</text:p>
        </text:list-item>
        <text:list-item>
          <text:p text:style-name="P2">Validation Constraint</text:p>
        </text:list-item>
      </text:list>
      <text:p text:style-name="Standard"/>
      <text:h text:style-name="Heading_20_1" text:outline-level="1">Geschäftsfunktionen, Servicefunktionen und Geschäftstransaktionen</text:h>
      <text:list text:style-name="L2">
        <text:list-item>
          <text:p text:style-name="P3">Abgrenzung Geschäftsfunktionen zu Vertragsmethoden</text:p>
          <text:list>
            <text:list-item>
              <text:p text:style-name="P3">Geschäftsfunktionen werden als eigenständige Objekte modelliert.</text:p>
            </text:list-item>
            <text:list-item>
              <text:p text:style-name="P3">Indizien die dafür sprechen eine Funktionalität als eigenständige Geschäftsfunktion zu modellieren</text:p>
              <text:list>
                <text:list-item>
                  <text:p text:style-name="P3">Es werden mehrer Entitäten zur Ausführung der Funktionalität benötigt oder modifiziert.</text:p>
                </text:list-item>
                <text:list-item>
                  <text:p text:style-name="P3">Es werden andere Services / Komponenten zur Ausführung der Funktionalität benötigt.</text:p>
                </text:list-item>
              </text:list>
            </text:list-item>
          </text:list>
        </text:list-item>
        <text:list-item>
          <text:p text:style-name="P3">Abgrenzung Servicefunktionen zu Geschäftsfunktionen</text:p>
          <text:list>
            <text:list-item>
              <text:p text:style-name="P3">Servicefunktionen sind Geschäftsfunktionen die veröffentlicht werden, also Bestandteil des Published Interfaces eines Services / einer Komponente sind</text:p>
            </text:list-item>
          </text:list>
        </text:list-item>
      </text:list>
      <text:h text:style-name="Heading_20_1" text:outline-level="1">Abbildung von Geschäftsfunktionen und Servicefunktionen durch Faktor-IPS Activities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8-22T13:19:01</meta:creation-date>
    <dc:creator>peter erzberger</dc:creator>
    <dc:date>2008-08-22T14:56:08</dc:date>
    <dc:language>de-DE</dc:language>
    <meta:editing-cycles>6</meta:editing-cycles>
    <meta:editing-duration>PT1H3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91" meta:character-count="859"/>
  </office:meta>
</office:document-meta>
</file>